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2.163cm"/>
    </style:style>
    <style:style style:name="pr2" style:family="presentation" style:parent-style-name="Обычный-outline1">
      <style:graphic-properties fo:min-height="16.921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8.455cm"/>
    </style:style>
    <style:style style:name="pr5" style:family="presentation" style:parent-style-name="Обычный-outline1">
      <style:graphic-properties fo:min-height="17.273cm"/>
    </style:style>
    <style:style style:name="pr6" style:family="presentation" style:parent-style-name="Обычный-outline1">
      <style:graphic-properties fo:min-height="18.686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7.273cm"/>
    </style:style>
    <style:style style:name="pr11" style:family="presentation" style:parent-style-name="Default-outline1">
      <style:graphic-properties fo:min-height="17.773cm"/>
    </style:style>
    <style:style style:name="pr12" style:family="presentation" style:parent-style-name="Default-outline1">
      <style:graphic-properties fo:min-height="18.273cm"/>
    </style:style>
    <style:style style:name="pr13" style:family="presentation" style:parent-style-name="Обычный-title">
      <style:graphic-properties fo:min-height="3.506cm"/>
    </style:style>
    <style:style style:name="pr14" style:family="presentation" style:parent-style-name="Обычный-outline1">
      <style:graphic-properties fo:min-height="10.086cm"/>
    </style:style>
    <style:style style:name="pr15" style:family="presentation" style:parent-style-name="Обычный-outline1">
      <style:graphic-properties fo:min-height="17.359cm"/>
    </style:style>
    <style:style style:name="pr16" style:family="presentation" style:parent-style-name="Обычный-outline1">
      <style:graphic-properties fo:min-height="17.773cm"/>
    </style:style>
    <style:style style:name="pr17" style:family="presentation" style:parent-style-name="Обычный-title">
      <style:graphic-properties draw:auto-grow-height="true" fo:min-height="3.506cm"/>
    </style:style>
    <style:style style:name="pr18" style:family="presentation" style:parent-style-name="Обычный-outline1">
      <style:graphic-properties fo:min-height="14.661cm"/>
    </style:style>
    <style:style style:name="pr19" style:family="presentation" style:parent-style-name="Обычный-notes">
      <style:graphic-properties draw:fill-color="#ffffff" draw:auto-grow-height="true" fo:min-height="13.364cm"/>
    </style:style>
    <style:style style:name="pr20" style:family="presentation" style:parent-style-name="Обычный-outline1">
      <style:graphic-properties fo:min-height="20cm"/>
    </style:style>
    <style:style style:name="pr21" style:family="presentation" style:parent-style-name="Default-outline1">
      <style:graphic-properties draw:auto-grow-height="true" fo:min-height="18.5cm"/>
    </style:style>
    <style:style style:name="pr22" style:family="presentation" style:parent-style-name="Default-outline1">
      <style:graphic-properties fo:min-height="19.5cm"/>
    </style:style>
    <style:style style:name="pr23" style:family="presentation" style:parent-style-name="Default-outline1">
      <style:graphic-properties fo:min-height="19cm"/>
    </style:style>
    <style:style style:name="pr24" style:family="presentation" style:parent-style-name="Default-outline1">
      <style:graphic-properties fo:min-height="20.051cm"/>
    </style:style>
    <style:style style:name="pr25" style:family="presentation" style:parent-style-name="Default-outline1">
      <style:graphic-properties fo:min-height="18.5cm"/>
    </style:style>
    <style:style style:name="pr26" style:family="presentation" style:parent-style-name="Default-outline1">
      <style:graphic-properties fo:min-height="19.225cm"/>
    </style:style>
    <style:style style:name="pr27" style:family="presentation" style:parent-style-name="Default-outline1">
      <style:graphic-properties fo:min-height="18.773cm"/>
    </style:style>
    <style:style style:name="pr28" style:family="presentation" style:parent-style-name="Обычный-title">
      <style:graphic-properties fo:min-height="5.209cm"/>
    </style:style>
    <style:style style:name="pr29" style:family="presentation" style:parent-style-name="Обычный-outline1">
      <style:graphic-properties fo:min-height="13.89cm"/>
    </style:style>
    <style:style style:name="pr30" style:family="presentation" style:parent-style-name="Обычный-outline1">
      <style:graphic-properties fo:min-height="19cm"/>
    </style:style>
    <style:style style:name="pr31" style:family="presentation" style:parent-style-name="Обычный-outline1">
      <style:graphic-properties fo:min-height="15.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text-properties style:text-underline-style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8.1000003814697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2.163cm" svg:x="1.4cm" svg:y="0.837cm" presentation:class="title" presentation:user-transformed="true">
          <draw:text-box>
            <text:p><text:span text:style-name="T1">ФУНКЦИИ</text:span></text:p>
          </draw:text-box>
        </draw:frame>
        <draw:frame presentation:style-name="pr2" draw:layer="layout" svg:width="25.199cm" svg:height="16.921cm" svg:x="1.4cm" svg:y="3cm" presentation:class="outline" presentation:user-transformed="true">
          <draw:text-box>
            <text:list text:style-name="L2">
              <text:list-header>
                <text:p>function &lt;Имя функции&gt; ([&lt;Параметры&gt;]) </text:p>
                <text:p>{</text:p>
                <text:p><text:s text:c="6"/>&lt;Тело функции&gt;</text:p>
                <text:p><text:s text:c="6"/>[return &lt;Значение&gt;]</text:p>
                <text:p>}</text:p>
                <text:p>в квадратных скобках - необязательные параметры</text:p>
                <text:p>Функция должна иметь уникальное имя. Имя функции может содержать только буквы, цифры и символ подчеркивания и не может начинаться с цифры. Не зависит от регистра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18.455cm" svg:x="1.4cm" svg:y="1cm" presentation:class="outline" presentation:user-transformed="true">
          <draw:text-box>
            <text:list text:style-name="L2">
              <text:list-header>
                <text:p>Функция может иметь несколько параметров или не иметь их совсем, а также может иметь значения параметров, заданные по умолчанию.</text:p>
                <text:p/>
                <text:p>Фукнция может возвращать значение или просто выполнять некоторые действия</text:p>
                <text:p/>
                <text:p>Обычно описания функций принято располагать в начале файла или в отдельном файле. Но, вообще говоря, функции могут располагаться в любом месте файла даже после <text:s/>вызова функции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Функции в PHP поддерживают рекурсивный вызов.</text:p>
                <text:p/>
                <text:p>function factorial($x) </text:p>
                <text:p>{</text:p>
                <text:p><text:s text:c="6"/>if ($x == 0 || $x == 1) </text:p>
                <text:p><text:s text:c="9"/>return 1;</text:p>
                <text:p><text:s text:c="5"/>else </text:p>
                <text:p><text:s text:c="8"/>return ($x * factorial($x - 1));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6" draw:layer="layout" svg:width="25.199cm" svg:height="18.686cm" svg:x="1.5cm" svg:y="1cm" presentation:class="outline" presentation:user-transformed="true">
          <draw:text-box>
            <text:list text:style-name="L2">
              <text:list-header>
                <text:p>Для подключения функций из других файлов используются операторы <text:span text:style-name="T1">require</text:span> и <text:span text:style-name="T1">include</text:span></text:p>
                <text:p><text:span text:style-name="T1">require('file.php');</text:span></text:p>
                <text:p><text:span text:style-name="T1">include('file.php');</text:span></text:p>
                <text:p><text:span text:style-name="T1">require </text:span><text:span text:style-name="T2"><text:s/>включает файлы в сценарий </text:span><text:span text:style-name="T1">до</text:span><text:span text:style-name="T2"> выполнения сценария</text:span></text:p>
                <text:p><text:span text:style-name="T1">include </text:span><text:span text:style-name="T2"><text:s/>включает файлы в сценарий </text:span><text:span text:style-name="T1">во время</text:span><text:span text:style-name="T2"> выполнения сценария.</text:span></text:p>
                <text:p><text:span text:style-name="T2">включаемые файлы могут и не содержать php-код</text:span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Операторы <text:span text:style-name="T1">require_once</text:span> и <text:span text:style-name="T1">include_once</text:span><text:span text:style-name="T2"> работают точно так же как </text:span><text:span text:style-name="T1">require</text:span><text:span text:style-name="T2"> и </text:span><text:span text:style-name="T1">include</text:span><text:span text:style-name="T2">, но перед включением файла интерпретатор проверяет, включен ли указанный файл ранее или нет. Если да, то файл не будет включен вновь.</text:span></text:p>
                <text:p><text:span text:style-name="T2">Часто применяются в больших проектах, где сложно отследить случайное повторное включение, которое может привести к ошибке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><text:span text:style-name="T3">РАБОТА С COOKIES</text:span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>Браузеры позволяют сохранять небольшой объем информации в специальном текстовом файле на компьютере пользователя. Такая информация называется <text:span text:style-name="T1">cookies</text:span><text:span text:style-name="T2">.</text:span></text:p>
                <text:p><text:span text:style-name="T2">Через этот механизм рализуется запоминание пользователей, тематика посещенных страниц для контекстной рекламы и пр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0" draw:text-style-name="P1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<text:span text:style-name="T1">setcookie ($name [, $value , $time])</text:span></text:p>
                <text:p><text:span text:style-name="T2">устанавливает cookie с именем </text:span><text:span text:style-name="T1">$name</text:span><text:span text:style-name="T2">, значением </text:span><text:span text:style-name="T1">$value</text:span><text:span text:style-name="T2"> и сроком окончания действия </text:span><text:span text:style-name="T1">$time</text:span><text:span text:style-name="T2">.</text:span></text:p>
                <text:p><text:span text:style-name="T2">Если указан только первый параметр, соответствующая переменная удаляется. Если указаны два первых параметра, переменная будет удалена после закрытия браузера</text:span></text:p>
                <text:p><text:span text:style-name="T2">Установленные cookies доступны в массиве </text:span><text:span text:style-name="T1">$_COOKI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 text:style-name="P4"><text:span text:style-name="T1">ВАЖНО!</text:span></text:p>
                <text:p/>
                <text:p>Установка cookies должна быть произведена ДО любой процедуры вывода на экран.</text:p>
                <text:p/>
                <text:p>Даже пробел или перенос строки перед блоком php-кода приведет к ошибке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<text:span text:style-name="T1">РАБОТА С СЕССИЯМИ</text:span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>Поддержка сессий в PHP - это способ сохранения определённых данных в течение последовательно выполняемых доступов. </text:p>
                <text:p>Во время работы эти данные могут храниться в файле на сервере или в базе данных.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18.273cm" svg:x="1.4cm" svg:y="0.5cm" presentation:class="outline" presentation:user-transformed="true">
          <draw:text-box>
            <text:list text:style-name="L2">
              <text:list-header>
                <text:p><text:span text:style-name="T1">session_start()</text:span> создаёт сессию (или продолжает текущую)</text:p>
                <text:p><text:span text:style-name="T1">session_destroy()</text:span> разрушает все данные, ассоциированные с текущей сессией.</text:p>
                <text:p><text:span text:style-name="T1">session_register ('name1' [, 'name2' ...])</text:span></text:p>
                <text:p><text:span text:style-name="T2">регистрирует в текущей сессии глобальные переменные сессии, если </text:span><text:span text:style-name="T1">session_start() </text:span><text:span text:style-name="T2">не была вызвана, неявно вызывает эту функцию</text:span></text:p>
                <text:p><text:span text:style-name="T2">значения этих переменных доступны и могут изменяться в массиве </text:span><text:span text:style-name="T1">$_SESS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1" draw:text-style-name="P6" draw:layer="layout" svg:width="26.6cm" svg:height="17.773cm" svg:x="0.5cm" svg:y="1cm" presentation:class="outline" presentation:user-transformed="true">
          <draw:text-box>
            <text:list text:style-name="L2">
              <text:list-header>
                <text:p><text:span text:style-name="T4">При запуске сессии на компьютер пользователя устанавливается cookies с именем PHPSESSID и значением вида db711b560810e7f90d67a4c8e6a873af.</text:span></text:p>
                <text:p><text:span text:style-name="T4">В служебной папке на сервере создается временный файл с именем sess_db711b560810e7f90d67a4c8e6a873af.</text:span></text:p>
                <text:p><text:span text:style-name="T4">Если прием cookies отключен в настройках браузера, то к любой ссылке будет добавлена следующая строка:</text:span></text:p>
                <text:p><text:span text:style-name="T4">PHPSESSID=db711b560810e7f90d67a4c8e6a873af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13" draw:text-style-name="P1" draw:layer="layout" svg:width="25.199cm" svg:height="3.506cm" svg:x="1.4cm" svg:y="0.837cm" presentation:class="title">
          <draw:text-box>
            <text:p><text:span text:style-name="T1">ОШИБКИ</text:span></text:p>
          </draw:text-box>
        </draw:frame>
        <draw:frame presentation:style-name="pr14" draw:layer="layout" svg:width="25.199cm" svg:height="10.086cm" svg:x="1.4cm" svg:y="4.914cm" presentation:class="outline" presentation:user-transformed="true">
          <draw:text-box>
            <text:list text:style-name="L2">
              <text:list-header>
                <text:p>Существуют три типа ошибок:</text:p>
                <text:p>- синтаксические;</text:p>
                <text:p>- ошибки времени выполнения;</text:p>
                <text:p>- логические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15" draw:layer="layout" svg:width="25.199cm" svg:height="17.359cm" svg:x="1.5cm" svg:y="1.5cm" presentation:class="outline" presentation:user-transformed="true">
          <draw:text-box>
            <text:list text:style-name="L2">
              <text:list-header>
                <text:p>Синтаксические ошибки - ошибки в имени оператора или функции, отсутствие закрывающей или открывающей скобок и т.д. </text:p>
                <text:p>Как правило, интерпретатор предупредит о наличии ошибки. Программа не будет выполняться.</text:p>
                <text:p>Сообщения об ошибках появляются в соответствии с настройками в конфигурации PHP. Сообщения могут выводиться в специальный журнал ошибок.</text:p>
                <text:p>В этом случае при возникновении ошибки пользователь увидит пустой экран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Ошибки времени выполнения - ошибки, которые возникают во время работы скрипта. </text:p>
                <text:p>Причиной являются события, не предусмотренные программистом. </text:p>
                <text:p>Классический пример - деление на ноль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16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С помощью оператора <text:span text:style-name="T1">@</text:span> можно подавить вывод сообщений о любых ошибках в выражении, которому он предшествует. </text:p>
                <text:p>Например, можно подавить вывод сообщения об ошибке деления на ноль:</text:p>
                <text:p>$val = @(2/0);</text:p>
                <text:p>или</text:p>
                <text:p>@$val = 2/0;</text:p>
                <text:p/>
                <text:p>Ошибка при этом не устраняется, подавляется только вывод сообщения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16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Для обработки критических для всей программы ошибок можно использовать инструкцию <text:span text:style-name="T1">or die()</text:span>. </text:p>
                <text:p>В круглых скобках может быть указано сообщение об ошибке или функция, которая будет вызвана в случае возникновения ошибки. После вывода сообщения или вызова функции выполнение скрипта прекратится</text:p>
                <text:p/>
                <text:p>@$arX=file('nofile') or die("Файла нет!"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presentation:style-name="pr16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Для более сложной обработки ошибки можно создать и вызывать функцию:</text:p>
                <text:p>function err_msg() </text:p>
                <text:p>{</text:p>
                <text:list>
                  <text:list-header>
                    <text:p>// действия по обработке ошибки</text:p>
                    <text:p>…</text:p>
                    <text:p>...</text:p>
                  </text:list-header>
                </text:list>
                <text:p>}</text:p>
                <text:p/>
                <text:p>@$arX=file('nofile') or die(err_msg()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17" draw:text-style-name="P1" draw:layer="layout" svg:width="25.199cm" svg:height="3.506cm" svg:x="1.4cm" svg:y="0.837cm" presentation:class="title">
          <draw:text-box>
            <text:p><text:span text:style-name="T1">СУПЕРГЛОБАЛЬНЫЕ МАССИВЫ</text:span></text:p>
          </draw:text-box>
        </draw:frame>
        <draw:frame presentation:style-name="pr18" draw:layer="layout" svg:width="25.199cm" svg:height="14.661cm" svg:x="1.4cm" svg:y="4.914cm" presentation:class="outline" presentation:user-transformed="true">
          <draw:text-box>
            <text:list text:style-name="L2">
              <text:list-header>
                <text:p><text:span text:style-name="T1">$_FILES</text:span> — массив переменных, определяющих отправленные через форму файлы;</text:p>
                <text:p><text:span text:style-name="T1">$_POST</text:span> — массив переменных, переданных посредством метода POST;</text:p>
                <text:p><text:span text:style-name="T1">$_GET</text:span> — массив переменных, переданных посредством метода GET;</text:p>
                <text:p><text:span text:style-name="T1">$_REQUEST</text:span> — массив всех переменных, переданных пользователем.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<text:span text:style-name="T1">$_SESSION</text:span><text:span text:style-name="T2"> — массив переменных сессии</text:span></text:p>
                <text:p><text:span text:style-name="T1">$_COOKIE</text:span> — массив cookies-переменных</text:p>
                <text:p><text:span text:style-name="T1">$_SERVER</text:span> — массив переменных среды сервера;</text:p>
                <text:p/>
                <text:p/>
                <text:p>эти массивы доступны во всех функциях без дополнительных объявлений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office:forms form:automatic-focus="false" form:apply-design-mode="false"/>
        <draw:frame presentation:style-name="pr20" draw:layer="layout" svg:width="25.199cm" svg:height="20cm" svg:x="1.4cm" svg:y="0.5cm" presentation:class="outline" presentation:user-transformed="true">
          <draw:text-box>
            <text:list text:style-name="L2">
              <text:list-header>
                <text:p>Часто используются:</text:p>
                <text:p><text:span text:style-name="T1">$_SERVER['DOCUMENT_ROOT']</text:span> — путь к корневому каталогу сервера;</text:p>
                <text:p><text:span text:style-name="T1">$_SERVER['REMOTE_ADDR']</text:span> — IP-адрес запрашивающего ресурс клиента;</text:p>
                <text:p><text:span text:style-name="T1">$_SERVER['QUERY_STRING']</text:span> — строка переданных серверу параметров;</text:p>
                <text:p><text:span text:style-name="T1">$_SERVER['HTTP_USER_AGENT']</text:span> — тип и версия Web-браузера и операционной системы посетителя клиента;</text:p>
                <text:p><text:span text:style-name="T1">$_SERVER['HTTP_REFERER']</text:span> — URL-адрес, с которого пользователь перешел на сайт;</text:p>
                <text:p><text:s/><text:span text:style-name="T1">$_SERVER['PHP_SELF']</text:span> — имя скрипта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1" draw:text-style-name="P4" draw:layer="layout" svg:width="27cm" svg:height="18.5cm" svg:x="0.5cm" svg:y="1cm" presentation:class="outline" presentation:user-transformed="true">
          <draw:text-box>
            <text:list text:style-name="L2">
              <text:list-header>
                <text:p text:style-name="P4"><text:span text:style-name="T5">Формат XML</text:span></text:p>
                <text:p/>
                <text:p><text:span text:style-name="T1">XML</text:span> - аббревиатура e<text:span text:style-name="T1">Xtensible Markup Language</text:span></text:p>
                <text:p><text:span text:style-name="T2"/></text:p>
                <text:p><text:span text:style-name="T2">XML-документы состоят из элементов (тегов) и текста.</text:span></text:p>
                <text:p><text:span text:style-name="T2"/></text:p>
                <text:p><text:span text:style-name="T2">XML позволяет создавать свои собственные элементы, что позволяет точно представлять фрагменты данных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Первой строкой документа XML может быть декларация XML. </text:p>
                <text:p>Это необязательная часть файла. Она определяет его как файл XML, что может помочь автоматическим инструментам и людям распознавать файл как XML, а не <text:s/>другой способ разметки.</text:p>
                <text:p>Как правило указывается версия XML и кодировка:</text:p>
                <text:p><text:span text:style-name="T1">&lt;?xml version="1.0"encoding="utf-8"?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2" draw:layer="layout" svg:width="25.199cm" svg:height="19.5cm" svg:x="1.4cm" svg:y="0.5cm" presentation:class="outline" presentation:user-transformed="true">
          <draw:text-box>
            <text:list text:style-name="L2">
              <text:list-header>
                <text:p text:style-name="P4"><text:span text:style-name="T1">Наименования элементов</text:span></text:p>
                <text:p text:style-name="P4"><text:span text:style-name="T1"/></text:p>
                <text:p>Пробелы в именах элементов не допускаются.</text:p>
                <text:p>Имена должны начинаться с буквы, а не с цифры или знака. (После этой первой буквы можно использовать любую комбинацию из букв, цифр и допустимых символов.)</text:p>
                <text:p>Регистр не имеет значения, но во избежание путаницы лучше его соблюдать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2" draw:text-style-name="P4" draw:layer="layout" svg:width="25.199cm" svg:height="19.5cm" svg:x="1.4cm" svg:y="1cm" presentation:class="outline" presentation:user-transformed="true">
          <draw:text-box>
            <text:list text:style-name="L2">
              <text:list-header>
                <text:p text:style-name="P4"><text:span text:style-name="T6">Корневой элемент</text:span></text:p>
                <text:p>В документе обязательно должен быть корневой элемент</text:p>
                <text:p>Начальный и замыкающий теги корневого элемента окружают весь текст XML-документа. </text:p>
                <text:p>В файле должен присутствовать только один корневой элемент</text:p>
                <text:p><text:span text:style-name="T1">&lt;?xml version="1.0"encoding="utf-8"?&gt;</text:span></text:p>
                <text:p><text:span text:style-name="T1">&lt;catalog&gt;</text:span></text:p>
                <text:list>
                  <text:list-header>
                    <text:p><text:span text:style-name="T1">...</text:span></text:p>
                  </text:list-header>
                </text:list>
                <text:p><text:span text:style-name="T1">&lt;/catalog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3" draw:layer="layout" svg:width="25.199cm" svg:height="19cm" svg:x="1.4cm" svg:y="1cm" presentation:class="outline" presentation:user-transformed="true">
          <draw:text-box>
            <text:list text:style-name="L2">
              <text:list-header>
                <text:p/>
                <text:p>Все остальные элементы могут быть вложены друг в друга.</text:p>
                <text:p/>
                <text:p>Каждый дочерний элемент должен быть целиком расположен между открывающим и замыкающим тегами своего родительского элемента. Дочерние элементы должны заканчиваться до начала следующего дочернего элемента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4" draw:text-style-name="P7" draw:layer="layout" svg:width="25.199cm" svg:height="20.051cm" svg:x="1.4cm" svg:y="0.5cm" presentation:class="outline" presentation:user-transformed="true">
          <draw:text-box>
            <text:list text:style-name="L2">
              <text:list-header>
                <text:p><text:span text:style-name="T7">&lt;offer&gt;</text:span></text:p>
                <text:p><text:span text:style-name="T8"><text:tab/></text:span><text:span text:style-name="T7">&lt;price&gt;</text:span><text:span text:style-name="T8">6780</text:span><text:span text:style-name="T7">&lt;/price&gt;</text:span></text:p>
                <text:p><text:span text:style-name="T8"><text:tab/></text:span><text:span text:style-name="T7">&lt;currencyId&gt;</text:span><text:span text:style-name="T8">RUB</text:span><text:span text:style-name="T7">&lt;/currencyId&gt;</text:span></text:p>
                <text:p><text:span text:style-name="T7"><text:s text:c="5"/></text:span><text:span text:style-name="T7">&lt;categoryId&gt;</text:span><text:span text:style-name="T8">24</text:span><text:span text:style-name="T7">&lt;/categoryId&gt;</text:span></text:p>
                <text:p><text:span text:style-name="T8"><text:s text:c="5"/></text:span><text:span text:style-name="T7">&lt;picture&gt;</text:span><text:span text:style-name="T8">http://sweets.ru/sund.jpg</text:span><text:span text:style-name="T7">&lt;/picture&gt;</text:span></text:p>
                <text:p><text:span text:style-name="T8"><text:s text:c="5"/></text:span><text:span text:style-name="T7">&lt;name&gt;</text:span><text:span text:style-name="T8">Праздничный Сундучок</text:span><text:span text:style-name="T7">&lt;/name&gt;</text:span></text:p>
                <text:p><text:span text:style-name="T7">&lt;/offer&gt;</text:span></text:p>
                <text:p><text:span text:style-name="T7">&lt;offer&gt;</text:span></text:p>
                <text:p><text:span text:style-name="T7"><text:s text:c="6"/></text:span><text:span text:style-name="T7">&lt;price&gt;</text:span><text:span text:style-name="T9">4920</text:span><text:span text:style-name="T7">&lt;/price&gt;</text:span></text:p>
                <text:p><text:span text:style-name="T7"><text:s text:c="5"/></text:span><text:span text:style-name="T7">&lt;currencyId&gt;</text:span><text:span text:style-name="T8">RUB</text:span><text:span text:style-name="T7">&lt;/currencyId&gt;</text:span></text:p>
                <text:p><text:span text:style-name="T7"><text:s text:c="5"/></text:span><text:span text:style-name="T7">&lt;categoryId&gt;</text:span><text:span text:style-name="T8">22</text:span><text:span text:style-name="T7">&lt;/categoryId&gt;</text:span></text:p>
                <text:p><text:span text:style-name="T8"><text:s text:c="5"/></text:span><text:span text:style-name="T7">&lt;picture&gt;</text:span><text:span text:style-name="T8">http://sweets.ru/nabor.jpg</text:span><text:span text:style-name="T7">&lt;/picture&gt;</text:span></text:p>
                <text:p><text:span text:style-name="T8"><text:s text:c="5"/></text:span><text:span text:style-name="T7">&lt;name&gt;</text:span><text:span text:style-name="T9">Праздничный набор</text:span><text:span text:style-name="T7">&lt;/name&gt;</text:span></text:p>
                <text:p><text:span text:style-name="T7">&lt;/offer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3" draw:layer="layout" svg:width="25.199cm" svg:height="19cm" svg:x="1.4cm" svg:y="1cm" presentation:class="outline" presentation:user-transformed="true">
          <draw:text-box>
            <text:list text:style-name="L2">
              <text:list-header>
                <text:p text:style-name="P4"><text:span text:style-name="T1">Атрибуты</text:span></text:p>
                <text:p>К элементам иногда добавляются атрибуты. Атрибуты состоят из пары имя=значение, где значение берется в двойные кавычки. </text:p>
                <text:p>Атрибуты позволяют сохранять вместе с элементом дополнительные параметры.</text:p>
                <text:p>Атрибуты указываются внутри начального тега элемента. При добавлении нескольких атрибутов они разделяются пробелами.</text:p>
                <text:p>Начальные теги с атрибутами: </text:p>
                <text:p><text:span text:style-name="T1">&lt;offer id="39" available="true"&gt; ...</text:span></text:p>
                <text:p><text:span text:style-name="T1">&lt;category id="24" parentId="19"&gt; ..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18.273cm" svg:x="1.4cm" svg:y="1.5cm" presentation:class="outline" presentation:user-transformed="true">
          <draw:text-box>
            <text:list text:style-name="L2">
              <text:list-header>
                <text:p>Несмотря на то, что элементы и атрибуты создаются произвольно иногда требуется, чтобы XML-документ соответствовал определенным правилам.</text:p>
                <text:p>Например, для обеспечения уникальности каждого элемента следует каждому элементу задать непустой атрибут id.</text:p>
                <text:p>Таким образом, для конкретного документа устанавливается правило, которое должно выполняться, чтобы документ считался корректным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3" draw:layer="layout" svg:width="26.5cm" svg:height="19cm" svg:x="1cm" svg:y="1cm" presentation:class="outline" presentation:user-transformed="true">
          <draw:text-box>
            <text:list text:style-name="L2">
              <text:list-header>
                <text:p>Правила определяются в <text:span text:style-name="T1">описании типа документа (DTD)</text:span> или в <text:span text:style-name="T1">схеме</text:span>. Для такой проверки требуется создать DTD или схему, а затем давать ссылку на файл DTD или схемы в своих XML-файлах.</text:p>
                <text:p>Ссылка делается следующим образом: в <text:s/>начале XML-документа помещается декларация типа документа ( DOCTYPE). Эта строка содержит ссылку на DTD или схему(перечень элементов и правил), которая будет использоваться для проверки данного документа.</text:p>
                <text:p>&lt;!DOCTYPE yml_catalog SYSTEM "shops.dtd"&gt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5" draw:layer="layout" svg:width="25.199cm" svg:height="18.5cm" svg:x="1.4cm" svg:y="1.5cm" presentation:class="outline" presentation:user-transformed="true">
          <draw:text-box>
            <text:list text:style-name="L2">
              <text:list-header>
                <text:p><text:s/>DTD и XML схемы – два альтернативных способа описания структуры XML документа</text:p>
                <text:p/>
                <text:p>Главные причины использования описания структуры:</text:p>
                <text:p>- создание собственного формата</text:p>
                <text:p>- облегчение соглашения о стандартах пересекающихся данных.</text:p>
                <text:p>- возможность <text:s/>проверки корректности данных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5" draw:layer="layout" svg:width="25.199cm" svg:height="18.5cm" svg:x="1.301cm" svg:y="1.5cm" presentation:class="outline" presentation:user-transformed="true">
          <draw:text-box>
            <text:list text:style-name="L2">
              <text:list-header>
                <text:p text:style-name="P4"><text:span text:style-name="T1">PHP и XML</text:span></text:p>
                <text:p/>
                <text:p>В PHP существуют встроенные средства для разбора XML-документов</text:p>
                <text:p>new SimpleXMLElement($xml_data) – создаст объект из xml-данных</text:p>
                <text:p/>
                <text:p>Функция simplexml_load_file('filename.xml') прочитает XML-документ из указанного в аргументе функции файла и вернет объект со всеми данными из документа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 text:style-name="P4"><text:span text:style-name="T1">Формат JSON</text:span></text:p>
                <text:p/>
                <text:p><text:span text:style-name="T1">JSON</text:span> (<text:span text:style-name="T1">J</text:span>ava<text:span text:style-name="T1">S</text:span>cript <text:span text:style-name="T1">O</text:span>bject <text:span text:style-name="T1">N</text:span>otation) - простой формат обмена данными, удобный для чтения и написания.</text:p>
                <text:p>Это текстовый формат, полностью независимый от языка реализации, он использует соглашения, знакомые программистам C-подобных языков, таких как C, C++, C#, Java, JavaScript, Perl, Python и др. Эти свойства делают JSON идеальным форматом для обмена данными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6" draw:layer="layout" svg:width="25.199cm" svg:height="19.225cm" svg:x="1.4cm" svg:y="1cm" presentation:class="outline" presentation:user-transformed="true">
          <draw:text-box>
            <text:list text:style-name="L2">
              <text:list-header>
                <text:p text:style-name="P4">Основы структуры JSON:</text:p>
                <text:p><text:s/>- Коллекция пар ключ/значение. В разных языках, эта концепция реализована как объект, запись, структура, словарь, хэш, именованный список или ассоциативный массив.</text:p>
                <text:p><text:s/>- Упорядоченный список значений. В большинстве языков это реализовано как массив, вектор, список или последовательность.</text:p>
                <text:p>Это универсальные структуры данных. Почти все современные языки программирования поддерживают их в какой-либо форме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3" draw:layer="layout" svg:width="25.199cm" svg:height="19cm" svg:x="1.4cm" svg:y="1cm" presentation:class="outline" presentation:user-transformed="true">
          <draw:text-box>
            <text:list text:style-name="L2">
              <text:list-header>
                <text:p><text:span text:style-name="T1">Объект</text:span> - неупорядоченный набор пар ключ/значение. Объект начинается с "<text:span text:style-name="T1">{</text:span><text:span text:style-name="T2">"</text:span> и заканчивается "<text:span text:style-name="T1">}</text:span><text:span text:style-name="T2">"</text:span>. Каждое имя сопровождается двоеточием, пары ключ/значение разделяются запятой.</text:p>
                <text:p><text:span text:style-name="T1">Массив</text:span> - упорядоченная коллекция значений. Массив начинается с "<text:span text:style-name="T1">[</text:span>" и заканчивается "<text:span text:style-name="T1">]</text:span>". Значения разделены запятой.</text:p>
                <text:p><text:span text:style-name="T1">Значение</text:span> может быть строкой в двойных кавычках, числом, true, false, null, объектом или массивом. Эти структуры могут быть вложенными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7" draw:layer="layout" svg:width="25.199cm" svg:height="18.773cm" svg:x="1.4cm" svg:y="0.8cm" presentation:class="outline" presentation:user-transformed="true">
          <draw:text-box>
            <text:list text:style-name="L2">
              <text:list-header>
                <text:p text:style-name="P4"><text:span text:style-name="T1">PHP и JSON</text:span></text:p>
                <text:p/>
                <text:p>В PHP начиная с версии 5.2 есть встроенные функции</text:p>
                <text:p>$string=<text:span text:style-name="T1">json_encode</text:span>($object)</text:p>
                <text:p>преобразует объект (массив) в JSON-представление </text:p>
                <text:p>$object=<text:span text:style-name="T1">json_decode</text:span>($string)</text:p>
                <text:p>преобразует JSON-представление в объект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1T1">
        <office:forms form:automatic-focus="false" form:apply-design-mode="false"/>
        <draw:frame presentation:style-name="pr28" draw:text-style-name="P3" draw:layer="layout" svg:width="25.199cm" svg:height="5.209cm" svg:x="1.4cm" svg:y="0.386cm" presentation:class="title" presentation:user-transformed="true">
          <draw:text-box>
            <text:p><text:span text:style-name="T3">ОБЪЕКТНО-ОРИЕНТИРОВАННОЕ ПРОГРАММИРОВАНИЕ</text:span></text:p>
          </draw:text-box>
        </draw:frame>
        <draw:frame presentation:style-name="pr29" draw:layer="layout" svg:width="25.199cm" svg:height="13.89cm" svg:x="1.4cm" svg:y="6cm" presentation:class="outline" presentation:user-transformed="true">
          <draw:text-box>
            <text:list text:style-name="L2">
              <text:list-header>
                <text:p><text:span text:style-name="T1">Класс</text:span> — это тип объекта, включающий в себя набор переменных и функций для управления этими переменными.</text:p>
                <text:p>Переменные называют <text:span text:style-name="T1">свойствами</text:span>, а функции — <text:span text:style-name="T1">методами</text:span>.</text:p>
                <text:p>Описание класса:</text:p>
                <text:p>class &lt;Имя класса&gt; {</text:p>
                <text:p>// свойства и методы класса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" presentation:presentation-page-layout-name="AL1T1">
        <office:forms form:automatic-focus="false" form:apply-design-mode="false"/>
        <draw:frame presentation:style-name="pr20" draw:layer="layout" svg:width="25.199cm" svg:height="20cm" svg:x="1.4cm" svg:y="0.5cm" presentation:class="outline" presentation:user-transformed="true">
          <draw:text-box>
            <text:list text:style-name="L2">
              <text:list-header>
                <text:p>Создание переменной (свойства):</text:p>
                <text:p>class &lt;Имя класса&gt; {</text:p>
                <text:p><text:s text:c="4"/>&lt;Область видимости&gt; &lt;Имя переменной&gt;;</text:p>
                <text:p>}</text:p>
                <text:p>Создание метода класса:</text:p>
                <text:p>class &lt;Имя класса&gt; {</text:p>
                <text:p><text:s text:c="3"/>&lt;Область видимости&gt; function &lt;Имя <text:s text:c="3"/>функции&gt; ([Параметры]) {</text:p>
                <text:p><text:s text:c="7"/>// Тело функции</text:p>
                <text:p><text:s text:c="6"/>}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18.455cm" svg:x="1.4cm" svg:y="1cm" presentation:class="outline" presentation:user-transformed="true">
          <draw:text-box>
            <text:list text:style-name="L2">
              <text:list-header>
                <text:p>Область видимости определяется одним из трех значений:</text:p>
                <text:p><text:span text:style-name="T1">public</text:span> — открытый. Если перед определением метода область видимости не определена не указано, то метод по умолчанию является открытым. </text:p>
                <text:p><text:span text:style-name="T1">private</text:span> — закрытый. Свойство или метод доступны только внутри данного класса;</text:p>
                <text:p><text:span text:style-name="T1">protected</text:span> — защищенный. Свойство или метод недоступны для внешнего использования, но доступны для данного класса и для потомков этого класса.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Обычный" presentation:presentation-page-layout-name="AL1T1">
        <office:forms form:automatic-focus="false" form:apply-design-mode="false"/>
        <draw:frame presentation:style-name="pr30" draw:layer="layout" svg:width="25.199cm" svg:height="19cm" svg:x="1.4cm" svg:y="1cm" presentation:class="outline" presentation:user-transformed="true">
          <draw:text-box>
            <text:list text:style-name="L2">
              <text:list-header>
                <text:p>Внутри класса можно создать статические свойство или метод, которые будут доступны без создания экземпляра класса. Для этого перед определением свойства или метода следует указать ключевое слово static. </text:p>
                <text:p>class myclass {</text:p>
                <text:p>public static $var = 5;</text:p>
                <text:p>public static function fun() {</text:p>
                <text:p>// Тело функции</text:p>
                <text:p>}</text:p>
                <text:p>}</text:p>
                <text:p>myclass::fun(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Обычный" presentation:presentation-page-layout-name="AL1T1">
        <office:forms form:automatic-focus="false" form:apply-design-mode="false"/>
        <draw:frame presentation:style-name="pr30" draw:layer="layout" svg:width="25.199cm" svg:height="19cm" svg:x="1.4cm" svg:y="1cm" presentation:class="outline" presentation:user-transformed="true">
          <draw:text-box>
            <text:list text:style-name="L2">
              <text:list-header>
                <text:p>Наследование позволяет создать новый класс, в котором будет доступ ко всем свойствам и методам родительского класса, а также к некоторым новым свойствам и методам.</text:p>
                <text:p>class Class1 {</text:p>
                <text:p><text:s text:c="4"/>public function f1() {</text:p>
                <text:p><text:s text:c="7"/>echo 'Метод f1 класса Class1&lt;br&gt;';</text:p>
                <text:p><text:s text:c="4"/>}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Обычный" presentation:presentation-page-layout-name="AL1T1">
        <office:forms form:automatic-focus="false" form:apply-design-mode="false"/>
        <draw:frame presentation:style-name="pr31" draw:layer="layout" svg:width="25.199cm" svg:height="15.5cm" svg:x="1.4cm" svg:y="1cm" presentation:class="outline" presentation:user-transformed="true">
          <draw:text-box>
            <text:list text:style-name="L2">
              <text:list-header>
                <text:p>class Class2 extends Class1 {</text:p>
                <text:p><text:s text:c="4"/>public function f2() {</text:p>
                <text:p><text:s text:c="7"/>echo 'Метод f2 класса Class2&lt;br&gt;';</text:p>
                <text:p><text:s text:c="6"/>}</text:p>
                <text:p>}</text:p>
                <text:p/>
                <text:p>$obj = new Class2();</text:p>
                <text:p>$obj-&gt;f1(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14H41M16S</meta:editing-duration>
    <meta:editing-cycles>100</meta:editing-cycles>
    <meta:generator>OpenOffice/4.1.7$Win32 OpenOffice.org_project/417m1$Build-9800</meta:generator>
    <dc:date>2020-03-15T18:58:14.47</dc:date>
    <dc:creator>Pooh VVS</dc:creator>
    <meta:document-statistic meta:object-count="154"/>
  </office:meta>
</office:document-meta>
</file>